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2" style:family="graphic" style:parent-style-name="standard">
      <style:graphic-properties svg:stroke-width="0.051cm" svg:stroke-color="#000000" draw:marker-start-width="0.275cm" draw:marker-end-width="0.275cm" draw:fill="solid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053cm" fo:min-width="0.199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258cm" fo:min-width="0.199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339cm" fo:min-width="0.199cm"/>
    </style:style>
    <style:style style:name="gr6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966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131cm" fo:min-width="0.199cm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00" draw:marker-start-width="0.351cm" draw:marker-end-width="0.351cm" draw:fill="solid" draw:fill-color="#ffffff" draw:textarea-horizontal-align="justify" draw:textarea-vertical-align="middle" draw:auto-grow-height="false" fo:padding-top="0.149cm" fo:padding-bottom="0.149cm" fo:padding-left="0.274cm" fo:padding-right="0.274cm" draw:shadow="hidden"/>
    </style:style>
    <style:style style:name="gr11" style:family="graphic" style:parent-style-name="objectwithoutfill">
      <style:graphic-properties svg:stroke-width="0.051cm" svg:stroke-color="#000000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000000" fo:min-height="0.412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000000" fo:min-height="0.512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000000" fo:min-height="0.218cm"/>
    </style:style>
    <style:style style:name="gr16" style:family="graphic" style:parent-style-name="standard">
      <style:graphic-properties svg:stroke-width="0.051cm" svg:stroke-color="#000000" draw:marker-start="Arrow" draw:marker-start-width="0.376cm" draw:marker-end-width="0.276cm" draw:fill="solid" draw:fill-color="#000000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000000" fo:min-height="0.131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="Arrow" draw:marker-start-width="0.376cm" draw:marker-end-width="0.276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fo:min-height="0.32cm"/>
    </style:style>
    <style:style style:name="gr21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fo:min-height="0cm"/>
    </style:style>
    <style:style style:name="gr24" style:family="graphic" style:parent-style-name="standard">
      <style:graphic-properties svg:stroke-width="0.051cm" svg:stroke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5.40000009536743pt" style:font-size-asian="5.40000009536743pt" style:font-size-complex="5.40000009536743pt"/>
    </style:style>
    <style:style style:name="P4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sub 58%" fo:font-size="9pt" style:font-size-asian="9pt" style:font-size-complex="9pt"/>
    </style:style>
    <style:style style:name="T4" style:family="text">
      <style:text-properties style:text-position="sub 58%"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81cm" svg:height="3.81cm" svg:x="5.91cm" svg:y="18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49cm" svg:height="0.668cm" svg:x="6.253cm" svg:y="23.096cm">
          <text:p text:style-name="P1"><text:span text:style-name="T1">Timing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26cm" svg:height="0.995cm" svg:x="6.279cm" svg:y="24.67cm">
          <text:p text:style-name="P1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908cm" svg:height="0.711cm" svg:x="8.431cm" svg:y="21.452cm">
          <draw:text-box>
            <text:p><text:span text:style-name="T2">t</text:span><text:span text:style-name="T3">1</text:span></text:p>
          </draw:text-box>
        </draw:frame>
        <draw:frame draw:style-name="gr4" draw:layer="layout" svg:width="0.762cm" svg:height="0.661cm" svg:x="7.742cm" svg:y="21.501cm">
          <draw:text-box>
            <text:p><text:span text:style-name="T1">t</text:span><text:span text:style-name="T4">2</text:span></text:p>
          </draw:text-box>
        </draw:frame>
        <draw:frame draw:style-name="gr5" draw:text-style-name="P2" draw:layer="layout" svg:width="0.835cm" svg:height="0.661cm" svg:x="7.107cm" svg:y="21.501cm">
          <draw:text-box>
            <text:p text:style-name="P2"><text:span text:style-name="T1">t</text:span><text:span text:style-name="T4">3</text:span></text:p>
          </draw:text-box>
        </draw:frame>
        <draw:frame draw:style-name="gr4" draw:layer="layout" svg:width="0.681cm" svg:height="0.661cm" svg:x="6.372cm" svg:y="21.552cm">
          <draw:text-box>
            <text:p><text:span text:style-name="T1">t</text:span><text:span text:style-name="T4">7</text:span></text:p>
          </draw:text-box>
        </draw:frame>
        <draw:line draw:style-name="gr6" draw:text-style-name="P1" draw:layer="layout" svg:x1="7.688cm" svg:y1="24.776cm" svg:x2="7.688cm" svg:y2="23.76cm">
          <text:p/>
        </draw:line>
        <draw:line draw:style-name="gr6" draw:text-style-name="P1" draw:layer="layout" svg:x1="6.672cm" svg:y1="23.125cm" svg:x2="6.672cm" svg:y2="22.109cm">
          <text:p/>
        </draw:line>
        <draw:line draw:style-name="gr6" draw:text-style-name="P1" draw:layer="layout" svg:x1="8.831cm" svg:y1="23.125cm" svg:x2="8.831cm" svg:y2="22.109cm">
          <text:p/>
        </draw:line>
        <draw:frame draw:style-name="gr7" draw:layer="layout" svg:width="1.27cm" svg:height="1.216cm" svg:x="7.307cm" svg:y="22.109cm">
          <draw:text-box>
            <text:p>...</text:p>
          </draw:text-box>
        </draw:frame>
        <draw:frame draw:style-name="gr8" draw:layer="layout" svg:width="0.762cm" svg:height="0.661cm" svg:x="6.618cm" svg:y="18.253cm">
          <draw:text-box>
            <text:p><text:span text:style-name="T1">q</text:span><text:span text:style-name="T4">1</text:span></text:p>
          </draw:text-box>
        </draw:frame>
        <draw:frame draw:style-name="gr8" draw:layer="layout" svg:width="0.762cm" svg:height="0.661cm" svg:x="7.534cm" svg:y="18.253cm">
          <draw:text-box>
            <text:p><text:span text:style-name="T1">q</text:span><text:span text:style-name="T4">2</text:span></text:p>
          </draw:text-box>
        </draw:frame>
        <draw:frame draw:style-name="gr8" draw:layer="layout" svg:width="0.762cm" svg:height="0.661cm" svg:x="8.45cm" svg:y="18.253cm">
          <draw:text-box>
            <text:p><text:span text:style-name="T1">q</text:span><text:span text:style-name="T4">3</text:span></text:p>
          </draw:text-box>
        </draw:frame>
        <draw:custom-shape draw:style-name="gr2" draw:text-style-name="P3" draw:layer="layout" svg:width="2.302cm" svg:height="0.508cm" svg:x="6.672cm" svg:y="16.786cm">
          <text:p text:style-name="P3"><text:span text:style-name="T1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926cm" svg:y1="17.283cm" svg:x2="6.926cm" svg:y2="18.299cm">
          <text:p/>
        </draw:line>
        <draw:line draw:style-name="gr6" draw:text-style-name="P1" draw:layer="layout" svg:x1="7.815cm" svg:y1="17.283cm" svg:x2="7.815cm" svg:y2="18.299cm">
          <text:p/>
        </draw:line>
        <draw:line draw:style-name="gr6" draw:text-style-name="P1" draw:layer="layout" svg:x1="8.704cm" svg:y1="17.283cm" svg:x2="8.704cm" svg:y2="18.299cm">
          <text:p/>
        </draw:line>
        <draw:line draw:style-name="gr6" draw:text-style-name="P1" draw:layer="layout" svg:x1="7.815cm" svg:y1="15.632cm" svg:x2="7.815cm" svg:y2="16.786cm">
          <text:p/>
        </draw:line>
        <draw:custom-shape draw:style-name="gr2" draw:text-style-name="P3" xml:id="id2" draw:id="id2" draw:layer="layout" svg:width="2.302cm" svg:height="0.508cm" svg:x="6.672cm" svg:y="15.273cm">
          <text:p text:style-name="P3"><text:span text:style-name="T5">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xml:id="id17" draw:id="id17" draw:layer="layout" svg:width="0.762cm" svg:height="0.661cm" svg:x="5.883cm" svg:y="20.585cm">
          <draw:text-box>
            <text:p><text:span text:style-name="T1">x</text:span><text:span text:style-name="T4">3</text:span></text:p>
          </draw:text-box>
        </draw:frame>
        <draw:frame draw:style-name="gr8" xml:id="id19" draw:id="id19" draw:layer="layout" svg:width="0.762cm" svg:height="0.661cm" svg:x="5.883cm" svg:y="20.028cm">
          <draw:text-box>
            <text:p><text:span text:style-name="T1">x</text:span><text:span text:style-name="T4">2</text:span></text:p>
          </draw:text-box>
        </draw:frame>
        <draw:frame draw:style-name="gr8" draw:text-style-name="P4" xml:id="id21" draw:id="id21" draw:layer="layout" svg:width="0.762cm" svg:height="0.661cm" svg:x="5.883cm" svg:y="19.42cm">
          <draw:text-box>
            <text:p text:style-name="P4"><text:span text:style-name="T1">x</text:span><text:span text:style-name="T4">1</text:span></text:p>
          </draw:text-box>
        </draw:frame>
        <draw:frame draw:style-name="gr8" draw:text-style-name="P4" xml:id="id13" draw:id="id13" draw:layer="layout" svg:width="0.762cm" svg:height="0.661cm" svg:x="5.91cm" svg:y="21.144cm">
          <draw:text-box>
            <text:p text:style-name="P4"><text:span text:style-name="T1">x</text:span><text:span text:style-name="T4">4</text:span></text:p>
          </draw:text-box>
        </draw:frame>
        <draw:frame draw:style-name="gr8" draw:layer="layout" svg:width="0.762cm" svg:height="0.661cm" svg:x="5.883cm" svg:y="18.807cm">
          <draw:text-box>
            <text:p><text:span text:style-name="T1">x</text:span><text:span text:style-name="T4">8</text:span></text:p>
          </draw:text-box>
        </draw:frame>
        <draw:line draw:style-name="gr9" draw:text-style-name="P1" xml:id="id1" draw:id="id1" draw:layer="layout" svg:x1="5.91cm" svg:y1="19.061cm" svg:x2="5.402cm" svg:y2="19.061cm">
          <text:p/>
        </draw:line>
        <draw:connector draw:style-name="gr6" draw:text-style-name="P1" draw:layer="layout" svg:x1="5.402cm" svg:y1="19.061cm" svg:x2="6.672cm" svg:y2="15.527cm" draw:start-shape="id1" draw:start-glue-point="3" draw:end-shape="id2" draw:end-glue-point="3" svg:d="m5402 19061v-3534h1270">
          <text:p/>
        </draw:connector>
        <draw:frame draw:style-name="gr8" draw:text-style-name="P4" draw:layer="layout" svg:width="0.762cm" svg:height="0.661cm" svg:x="8.831cm" svg:y="20.686cm">
          <draw:text-box>
            <text:p text:style-name="P4"><text:span text:style-name="T1">x</text:span><text:span text:style-name="T4">7</text:span></text:p>
          </draw:text-box>
        </draw:frame>
        <draw:frame draw:style-name="gr8" draw:text-style-name="P4" draw:layer="layout" svg:width="0.762cm" svg:height="0.661cm" svg:x="8.831cm" svg:y="20.051cm">
          <draw:text-box>
            <text:p text:style-name="P4"><text:span text:style-name="T1">x</text:span><text:span text:style-name="T4">6</text:span></text:p>
          </draw:text-box>
        </draw:frame>
        <draw:frame draw:style-name="gr8" draw:text-style-name="P4" draw:layer="layout" svg:width="0.762cm" svg:height="0.661cm" svg:x="8.831cm" svg:y="19.416cm">
          <draw:text-box>
            <text:p text:style-name="P4"><text:span text:style-name="T1">x</text:span><text:span text:style-name="T4">5</text:span></text:p>
          </draw:text-box>
        </draw:frame>
        <draw:path draw:style-name="gr10" draw:text-style-name="P1" xml:id="id3" draw:id="id3" draw:layer="layout" svg:width="0.784cm" svg:height="0.961cm" svg:x="11.121cm" svg:y="19.749cm" svg:viewBox="0 0 785 962" svg:d="m12 1c3 1 7 3 10 4 6 3 11 7 17 13 4 4 8 10 13 16 4 6 7 12 11 19 7 14 14 30 20 49 6 18 12 38 17 60 21 87 35 203 35 319 0 115-14 231-35 319-5 22-11 42-17 60-6 19-13 35-20 49-4 7-7 13-11 19-5 6-9 12-13 16-6 6-11 10-17 13-3 1-7 3-10 4-4 1-8 1-12 1h368c27 0 54-4 80-11s51-18 76-31c48-27 93-64 132-110 39-44 71-97 93-153 23-56 36-116 36-176 0-61-13-121-36-177-22-56-54-108-93-153s-84-82-132-109c-25-13-50-24-76-31s-53-11-80-11h-368c4 0 8 0 12 1z">
          <text:p/>
        </draw:path>
        <draw:line draw:style-name="gr11" draw:text-style-name="P1" xml:id="id8" draw:id="id8" draw:layer="layout" svg:x1="9.72cm" svg:y1="19.95cm" svg:x2="11.244cm" svg:y2="19.95cm">
          <text:p/>
        </draw:line>
        <draw:line draw:style-name="gr11" draw:text-style-name="P1" draw:layer="layout" svg:x1="9.72cm" svg:y1="20.458cm" svg:x2="11.244cm" svg:y2="20.458cm">
          <text:p/>
        </draw:line>
        <draw:custom-shape draw:style-name="gr2" draw:text-style-name="P1" xml:id="id4" draw:id="id4" draw:layer="layout" svg:width="1.848cm" svg:height="0.635cm" svg:x="14.222cm" svg:y="19.95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type="line" svg:x1="11.906cm" svg:y1="20.23cm" svg:x2="14.222cm" svg:y2="20.267cm" draw:start-shape="id3" draw:start-glue-point="1" draw:end-shape="id4" draw:end-glue-point="3" svg:d="m11906 20230 2316 37">
          <text:p/>
        </draw:connector>
        <draw:custom-shape draw:style-name="gr1" draw:text-style-name="P1" draw:layer="layout" svg:width="1.778cm" svg:height="2.032cm" svg:x="14.292cm" svg:y="17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0.752cm" svg:height="0.662cm" svg:x="14.175cm" svg:y="18.018cm">
          <draw:text-box>
            <text:p><text:span text:style-name="T1">s</text:span></text:p>
          </draw:text-box>
        </draw:frame>
        <draw:frame draw:style-name="gr14" xml:id="id11" draw:id="id11" draw:layer="layout" svg:width="0.752cm" svg:height="0.762cm" svg:x="14.546cm" svg:y="17.029cm">
          <draw:text-box>
            <text:p><text:span text:style-name="T1">0</text:span></text:p>
          </draw:text-box>
        </draw:frame>
        <draw:frame draw:style-name="gr13" draw:layer="layout" svg:width="0.752cm" svg:height="0.662cm" svg:x="15.181cm" svg:y="17.029cm">
          <draw:text-box>
            <text:p><text:span text:style-name="T1">1</text:span></text:p>
          </draw:text-box>
        </draw:frame>
        <draw:frame draw:style-name="gr15" draw:text-style-name="P1" draw:layer="layout" svg:width="1.226cm" svg:height="0.569cm" svg:x="14.59cm" svg:y="18.407cm">
          <draw:text-box>
            <text:p text:style-name="P1"><text:span text:style-name="T1">MUX</text:span></text:p>
          </draw:text-box>
        </draw:frame>
        <draw:custom-shape draw:style-name="gr1" draw:text-style-name="P1" xml:id="id14" draw:id="id14" draw:layer="layout" svg:width="1.778cm" svg:height="2.032cm" svg:x="8.567cm" svg:y="10.80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0.752cm" svg:height="0.662cm" svg:x="9.095cm" svg:y="12.203cm">
          <draw:text-box>
            <text:p><text:span text:style-name="T1">s</text:span></text:p>
          </draw:text-box>
        </draw:frame>
        <draw:frame draw:style-name="gr14" draw:layer="layout" svg:width="0.752cm" svg:height="0.762cm" svg:x="8.46cm" svg:y="11.822cm">
          <draw:text-box>
            <text:p><text:span text:style-name="T1">0</text:span></text:p>
          </draw:text-box>
        </draw:frame>
        <draw:frame draw:style-name="gr13" xml:id="id6" draw:id="id6" draw:layer="layout" svg:width="0.752cm" svg:height="0.662cm" svg:x="8.46cm" svg:y="10.933cm">
          <draw:text-box>
            <text:p><text:span text:style-name="T1">1</text:span></text:p>
          </draw:text-box>
        </draw:frame>
        <draw:frame draw:style-name="gr15" draw:text-style-name="P1" draw:layer="layout" svg:width="1.226cm" svg:height="0.569cm" svg:x="9.002cm" svg:y="11.38cm">
          <draw:text-box>
            <text:p text:style-name="P1"><text:span text:style-name="T1">MUX</text:span></text:p>
          </draw:text-box>
        </draw:frame>
        <draw:line draw:style-name="gr16" draw:text-style-name="P1" draw:layer="layout" svg:x1="7.434cm" svg:y1="15.251cm" svg:x2="7.434cm" svg:y2="12.203cm">
          <text:p/>
        </draw:line>
        <draw:line draw:style-name="gr16" draw:text-style-name="P1" draw:layer="layout" svg:x1="8.577cm" svg:y1="12.203cm" svg:x2="7.434cm" svg:y2="12.203cm">
          <text:p/>
        </draw:line>
        <draw:custom-shape draw:style-name="gr2" draw:text-style-name="P3" xml:id="id16" draw:id="id16" draw:layer="layout" svg:width="2.302cm" svg:height="0.508cm" svg:x="6.275cm" svg:y="6.234cm">
          <text:p text:style-name="P3"><text:span text:style-name="T5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0" draw:text-style-name="P1" draw:layer="layout" svg:width="0.784cm" svg:height="0.961cm" svg:x="8.577cm" svg:y="8.065cm" svg:viewBox="0 0 785 962" svg:d="m12 1c3 1 7 3 10 4 6 3 11 7 17 13 4 4 8 10 13 16 4 6 7 12 11 19 7 14 14 30 20 49 6 18 12 38 17 60 21 87 35 203 35 319 0 115-14 231-35 319-5 22-11 42-17 60-6 19-13 35-20 49-4 7-7 13-11 19-5 6-9 12-13 16-6 6-11 10-17 13-3 1-7 3-10 4-4 1-8 1-12 1h368c27 0 54-4 80-11s51-18 76-31c48-27 93-64 132-110 39-44 71-97 93-153 23-56 36-116 36-176 0-61-13-121-36-177-22-56-54-108-93-153s-84-82-132-109c-25-13-50-24-76-31s-53-11-80-11h-368c4 0 8 0 12 1z">
          <text:p/>
        </draw:path>
        <draw:line draw:style-name="gr11" draw:text-style-name="P1" xml:id="id5" draw:id="id5" draw:layer="layout" svg:x1="7.434cm" svg:y1="11.26cm" svg:x2="7.434cm" svg:y2="6.742cm">
          <text:p/>
        </draw:line>
        <draw:connector draw:style-name="gr12" draw:text-style-name="P1" draw:layer="layout" draw:type="line" svg:x1="7.434cm" svg:y1="11.26cm" svg:x2="8.46cm" svg:y2="11.264cm" draw:start-shape="id5" draw:start-glue-point="2" draw:end-shape="id6" draw:end-glue-point="3" svg:d="m7434 11260 1026 4">
          <text:p/>
        </draw:connector>
        <draw:custom-shape draw:style-name="gr1" draw:text-style-name="P1" draw:layer="layout" svg:width="2.032cm" svg:height="1.778cm" svg:x="14.038cm" svg:y="7.147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1.526cm" svg:height="0.569cm" svg:x="14.292cm" svg:y="7.782cm">
          <draw:text-box>
            <text:p text:style-name="P1"><text:span text:style-name="T1">Memory</text:span></text:p>
          </draw:text-box>
        </draw:frame>
        <draw:custom-shape draw:style-name="gr2" draw:text-style-name="P1" draw:layer="layout" svg:width="1.848cm" svg:height="0.635cm" svg:x="14.222cm" svg:y="14.232cm">
          <text:p text:style-name="P1"><text:span text:style-name="T1">M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48cm" svg:height="0.635cm" svg:x="14.165cm" svg:y="15.632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508cm" svg:height="0.424cm" svg:x="11.371cm" svg:y="23.929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8" draw:text-style-name="P1" draw:layer="layout" svg:width="0.17cm" svg:height="0.169cm" svg:x="11.54cm" svg:y="2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9.72cm" svg:y1="21.093cm" svg:x2="11.625cm" svg:y2="21.093cm">
          <text:p/>
        </draw:line>
        <draw:line draw:style-name="gr11" draw:text-style-name="P1" draw:layer="layout" svg:x1="11.625cm" svg:y1="21.093cm" svg:x2="11.625cm" svg:y2="23.887cm">
          <text:p/>
        </draw:line>
        <draw:line draw:style-name="gr11" draw:text-style-name="P1" draw:layer="layout" svg:x1="11.625cm" svg:y1="24.522cm" svg:x2="11.625cm" svg:y2="24.903cm">
          <text:p/>
        </draw:line>
        <draw:line draw:style-name="gr16" draw:text-style-name="P1" draw:layer="layout" svg:x1="9.085cm" svg:y1="24.911cm" svg:x2="11.63cm" svg:y2="24.911cm">
          <text:p/>
        </draw:line>
        <draw:line draw:style-name="gr9" draw:text-style-name="P1" draw:layer="layout" svg:x1="11.625cm" svg:y1="21.093cm" svg:x2="12.768cm" svg:y2="21.093cm">
          <text:p/>
        </draw:line>
        <draw:line draw:style-name="gr9" draw:text-style-name="P1" draw:layer="layout" svg:x1="12.768cm" svg:y1="21.093cm" svg:x2="12.768cm" svg:y2="24.903cm">
          <text:p/>
        </draw:line>
        <draw:line draw:style-name="gr9" draw:text-style-name="P1" draw:layer="layout" svg:x1="12.768cm" svg:y1="24.903cm" svg:x2="12.768cm" svg:y2="25.538cm">
          <text:p/>
        </draw:line>
        <draw:line draw:style-name="gr19" draw:text-style-name="P1" draw:layer="layout" svg:x1="9.068cm" svg:y1="25.538cm" svg:x2="12.768cm" svg:y2="25.538cm">
          <text:p/>
        </draw:line>
        <draw:frame draw:style-name="gr20" draw:text-style-name="P1" draw:layer="layout" svg:width="1.778cm" svg:height="0.57cm" svg:x="9.593cm" svg:y="24.268cm">
          <draw:text-box>
            <text:p text:style-name="P1"><text:span text:style-name="T1">Increment</text:span></text:p>
          </draw:text-box>
        </draw:frame>
        <draw:frame draw:style-name="gr20" draw:text-style-name="P1" draw:layer="layout" svg:width="1.778cm" svg:height="0.57cm" svg:x="9.593cm" svg:y="25.603cm">
          <draw:text-box>
            <text:p text:style-name="P1"><text:span text:style-name="T1">Clear</text:span></text:p>
          </draw:text-box>
        </draw:frame>
        <draw:frame draw:style-name="gr20" draw:text-style-name="P1" draw:layer="layout" svg:width="1.778cm" svg:height="0.57cm" svg:x="11.879cm" svg:y="19.696cm">
          <draw:text-box>
            <text:p text:style-name="P1"><text:span text:style-name="T1">Load</text:span></text:p>
          </draw:text-box>
        </draw:frame>
        <draw:line draw:style-name="gr6" draw:text-style-name="P1" xml:id="id7" draw:id="id7" draw:layer="layout" svg:x1="10.482cm" svg:y1="18.353cm" svg:x2="14.292cm" svg:y2="18.353cm">
          <text:p/>
        </draw:line>
        <draw:connector draw:style-name="gr21" draw:text-style-name="P1" draw:layer="layout" svg:x1="10.482cm" svg:y1="18.353cm" svg:x2="10.482cm" svg:y2="19.95cm" draw:start-shape="id7" draw:start-glue-point="3" draw:end-shape="id8" draw:end-glue-point="0" svg:d="m10482 18353v1597">
          <text:p/>
        </draw:connector>
        <draw:line draw:style-name="gr19" draw:text-style-name="P1" draw:layer="layout" svg:x1="14.546cm" svg:y1="8.901cm" svg:x2="14.546cm" svg:y2="14.235cm">
          <text:p/>
        </draw:line>
        <draw:line draw:style-name="gr9" draw:text-style-name="P1" draw:layer="layout" svg:x1="7.434cm" svg:y1="13.346cm" svg:x2="14.546cm" svg:y2="13.346cm">
          <text:p/>
        </draw:line>
        <draw:line draw:style-name="gr9" draw:text-style-name="P1" xml:id="id9" draw:id="id9" draw:layer="layout" svg:x1="12.133cm" svg:y1="13.346cm" svg:x2="12.133cm" svg:y2="16.394cm">
          <text:p/>
        </draw:line>
        <draw:connector draw:style-name="gr6" draw:text-style-name="P1" xml:id="id10" draw:id="id10" draw:layer="layout" draw:type="curve" svg:x1="12.133cm" svg:y1="16.394cm" svg:x2="12.133cm" svg:y2="16.394cm" draw:start-shape="id9" draw:start-glue-point="2" draw:end-shape="id9" draw:end-glue-point="2" svg:d="m12133 16394">
          <text:p/>
        </draw:connector>
        <draw:connector draw:style-name="gr6" draw:text-style-name="P1" draw:layer="layout" svg:x1="12.133cm" svg:y1="16.394cm" svg:x2="14.922cm" svg:y2="17.029cm" draw:start-shape="id10" draw:start-glue-point="0" draw:end-shape="id11" draw:end-glue-point="0" svg:d="m12133 16394h2789v635">
          <text:p/>
        </draw:connector>
        <draw:line draw:style-name="gr19" draw:text-style-name="P1" draw:layer="layout" svg:x1="15.562cm" svg:y1="17.029cm" svg:x2="15.562cm" svg:y2="16.267cm">
          <text:p/>
        </draw:line>
        <draw:line draw:style-name="gr19" draw:text-style-name="P1" draw:layer="layout" svg:x1="15.181cm" svg:y1="19.95cm" svg:x2="15.181cm" svg:y2="19.061cm">
          <text:p/>
        </draw:line>
        <draw:line draw:style-name="gr19" draw:text-style-name="P1" draw:layer="layout" svg:x1="15.435cm" svg:y1="14.235cm" svg:x2="15.435cm" svg:y2="8.901cm">
          <text:p/>
        </draw:line>
        <draw:line draw:style-name="gr19" draw:text-style-name="P1" draw:layer="layout" svg:x1="16.07cm" svg:y1="14.616cm" svg:x2="17.594cm" svg:y2="14.616cm">
          <text:p/>
        </draw:line>
        <draw:line draw:style-name="gr9" draw:text-style-name="P1" draw:layer="layout" svg:x1="17.567cm" svg:y1="14.616cm" svg:x2="17.567cm" svg:y2="5.472cm">
          <text:p/>
        </draw:line>
        <draw:line draw:style-name="gr9" draw:text-style-name="P1" xml:id="id12" draw:id="id12" draw:layer="layout" svg:x1="17.594cm" svg:y1="5.472cm" svg:x2="3.878cm" svg:y2="5.472cm">
          <text:p/>
        </draw:line>
        <draw:connector draw:style-name="gr21" draw:text-style-name="P1" draw:layer="layout" svg:x1="3.878cm" svg:y1="5.472cm" svg:x2="5.91cm" svg:y2="21.474cm" draw:start-shape="id12" draw:start-glue-point="3" draw:end-shape="id13" draw:end-glue-point="3" svg:d="m3878 5472v16002h2032">
          <text:p/>
        </draw:connector>
        <draw:line draw:style-name="gr9" draw:text-style-name="P1" xml:id="id18" draw:id="id18" draw:layer="layout" svg:x1="8.704cm" svg:y1="8.266cm" svg:x2="4.556cm" svg:y2="8.266cm">
          <text:p/>
        </draw:line>
        <draw:line draw:style-name="gr9" draw:text-style-name="P1" xml:id="id20" draw:id="id20" draw:layer="layout" svg:x1="8.704cm" svg:y1="8.847cm" svg:x2="5.445cm" svg:y2="8.874cm">
          <text:p/>
        </draw:line>
        <draw:frame draw:style-name="gr20" draw:text-style-name="P1" draw:layer="layout" svg:width="1.778cm" svg:height="0.57cm" svg:x="4.894cm" svg:y="14.935cm">
          <draw:text-box>
            <text:p text:style-name="P1"><text:span text:style-name="T1">Load</text:span></text:p>
          </draw:text-box>
        </draw:frame>
        <draw:custom-shape draw:style-name="gr22" draw:text-style-name="P1" draw:layer="layout" svg:width="0.2cm" svg:height="0.217cm" svg:x="12.006cm" svg:y="1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cm" svg:height="0.217cm" svg:x="10.409cm" svg:y="1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cm" svg:height="0.217cm" svg:x="11.552cm" svg:y="2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" draw:layer="layout" svg:width="2.54cm" svg:height="0.887cm" svg:x="6.672cm" svg:y="19.95cm">
          <draw:text-box>
            <text:p text:style-name="P1"><text:span text:style-name="T1">Combinational Circuit</text:span></text:p>
          </draw:text-box>
        </draw:frame>
        <draw:custom-shape draw:style-name="gr2" draw:text-style-name="P1" xml:id="id15" draw:id="id15" draw:layer="layout" svg:width="1.848cm" svg:height="0.635cm" svg:x="10.655cm" svg:y="8.266cm">
          <text:p text:style-name="P1"><text:span text:style-name="T1">M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339cm" svg:y1="8.647cm" svg:x2="10.609cm" svg:y2="8.647cm">
          <text:p/>
        </draw:line>
        <draw:connector draw:style-name="gr6" draw:text-style-name="P1" draw:layer="layout" svg:x1="10.345cm" svg:y1="11.822cm" svg:x2="11.579cm" svg:y2="8.901cm" draw:start-shape="id14" draw:start-glue-point="1" draw:end-shape="id15" draw:end-glue-point="2" svg:d="m10345 11822h1234v-2921">
          <text:p/>
        </draw:connector>
        <draw:line draw:style-name="gr9" draw:text-style-name="P1" draw:layer="layout" svg:x1="11.625cm" svg:y1="8.266cm" svg:x2="11.625cm" svg:y2="7.885cm">
          <text:p/>
        </draw:line>
        <draw:line draw:style-name="gr6" draw:text-style-name="P1" draw:layer="layout" svg:x1="11.625cm" svg:y1="7.885cm" svg:x2="14.038cm" svg:y2="7.885cm">
          <text:p/>
        </draw:line>
        <draw:frame draw:style-name="gr20" draw:text-style-name="P1" draw:layer="layout" svg:width="1.778cm" svg:height="0.57cm" svg:x="11.752cm" svg:y="7.188cm">
          <draw:text-box>
            <text:p text:style-name="P1"><text:span text:style-name="T1">Address</text:span></text:p>
          </draw:text-box>
        </draw:frame>
        <draw:line draw:style-name="gr6" draw:text-style-name="P1" draw:layer="layout" svg:x1="17.594cm" svg:y1="8.266cm" svg:x2="16.07cm" svg:y2="8.266cm">
          <text:p/>
        </draw:line>
        <draw:frame draw:style-name="gr20" draw:text-style-name="P1" draw:layer="layout" svg:width="1.778cm" svg:height="0.57cm" svg:x="16.197cm" svg:y="7.631cm">
          <draw:text-box>
            <text:p text:style-name="P1"><text:span text:style-name="T1">Read</text:span></text:p>
          </draw:text-box>
        </draw:frame>
        <draw:frame draw:style-name="gr20" draw:text-style-name="P1" draw:layer="layout" svg:width="1.778cm" svg:height="0.57cm" svg:x="16.197cm" svg:y="14.108cm">
          <draw:text-box>
            <text:p text:style-name="P1"><text:span text:style-name="T1">Load</text:span></text:p>
          </draw:text-box>
        </draw:frame>
        <draw:frame draw:style-name="gr20" draw:text-style-name="P1" draw:layer="layout" svg:width="1.778cm" svg:height="0.57cm" svg:x="8.831cm" svg:y="7.812cm">
          <draw:text-box>
            <text:p text:style-name="P1"><text:span text:style-name="T1">Load</text:span></text:p>
          </draw:text-box>
        </draw:frame>
        <draw:frame draw:style-name="gr20" draw:text-style-name="P1" draw:layer="layout" svg:width="1.778cm" svg:height="0.57cm" svg:x="4.386cm" svg:y="5.98cm">
          <draw:text-box>
            <text:p text:style-name="P1"><text:span text:style-name="T1">Increment</text:span></text:p>
          </draw:text-box>
        </draw:frame>
        <draw:custom-shape draw:style-name="gr22" draw:text-style-name="P1" draw:layer="layout" svg:width="0.2cm" svg:height="0.217cm" svg:x="7.361cm" svg:y="1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line-skew="-1.208cm" svg:x1="6.275cm" svg:y1="6.488cm" svg:x2="5.883cm" svg:y2="20.915cm" draw:start-shape="id16" draw:start-glue-point="3" draw:end-shape="id17" draw:end-glue-point="3" svg:d="m6275 6488h-2100v14427h1708">
          <text:p/>
        </draw:connector>
        <draw:connector draw:style-name="gr24" draw:text-style-name="P1" draw:layer="layout" svg:x1="4.556cm" svg:y1="8.266cm" svg:x2="5.883cm" svg:y2="20.358cm" draw:start-shape="id18" draw:start-glue-point="3" draw:end-shape="id19" draw:end-glue-point="3" svg:d="m4556 8266v12092h1327">
          <text:p/>
        </draw:connector>
        <draw:connector draw:style-name="gr24" draw:text-style-name="P1" draw:layer="layout" svg:x1="5.445cm" svg:y1="8.86cm" svg:x2="5.883cm" svg:y2="19.75cm" draw:start-shape="id20" draw:start-glue-point="3" draw:end-shape="id21" draw:end-glue-point="3" svg:d="m5445 8860h-526v10890h96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rabindo Jayamohanan</meta:initial-creator>
    <meta:creation-date>2012-01-26T00:02:07</meta:creation-date>
    <dc:date>2012-02-15T22:06:04</dc:date>
    <dc:creator>Aurabindo Jayamohanan</dc:creator>
    <meta:editing-duration>PT1H36M8S</meta:editing-duration>
    <meta:editing-cycles>10</meta:editing-cycles>
    <meta:generator>LibreOffice/3.4$Linux LibreOffice_project/340m1$Build-402</meta:generator>
    <meta:document-statistic meta:object-count="104"/>
  </office:meta>
</office:document-meta>
</file>